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fo:language="gl" fo:country="E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gl" fo:country="E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gl" fo:country="ES"/>
    </style:style>
    <style:style style:name="P4" style:parent-style-name="Standard" style:family="paragraph">
      <style:paragraph-properties fo:text-align="center"/>
      <style:text-properties fo:font-size="18pt" style:font-size-asian="18pt" style:font-size-complex="18pt" fo:language="gl" fo:country="ES"/>
    </style:style>
    <style:style style:name="P5" style:parent-style-name="Standard" style:family="paragraph">
      <style:text-properties style:font-name="sans-serif" fo:language="gl" fo:country="ES"/>
    </style:style>
    <style:style style:name="P6" style:parent-style-name="Standard" style:family="paragraph">
      <style:text-properties fo:language="gl" fo:country="ES"/>
    </style:style>
    <style:style style:name="P7" style:parent-style-name="Standard" style:family="paragraph">
      <style:text-properties fo:language="gl" fo:country="ES"/>
    </style:style>
    <style:style style:name="P8" style:parent-style-name="Standard" style:family="paragraph">
      <style:text-properties fo:language="gl" fo:country="ES"/>
    </style:style>
    <style:style style:name="P9" style:parent-style-name="Standard" style:family="paragraph">
      <style:text-properties fo:language="gl" fo:country="ES"/>
    </style:style>
    <style:style style:name="P10" style:parent-style-name="Standard" style:family="paragraph">
      <style:text-properties fo:language="gl" fo:country="ES"/>
    </style:style>
    <style:style style:name="P11" style:parent-style-name="Standard" style:family="paragraph">
      <style:text-properties fo:language="gl" fo:country="ES"/>
    </style:style>
    <style:style style:name="P12" style:parent-style-name="Standard" style:family="paragraph">
      <style:text-properties fo:language="gl" fo:country="ES"/>
    </style:style>
    <style:style style:name="P13" style:parent-style-name="Standard" style:family="paragraph">
      <style:text-properties fo:language="gl" fo:country="ES"/>
    </style:style>
    <style:style style:name="P14" style:parent-style-name="Standard" style:family="paragraph">
      <style:text-properties fo:language="gl" fo:country="ES"/>
    </style:style>
    <style:style style:name="P15" style:parent-style-name="Standard" style:family="paragraph">
      <style:text-properties fo:language="gl" fo:country="ES"/>
    </style:style>
    <style:style style:name="P16" style:parent-style-name="Standard" style:family="paragraph">
      <style:text-properties fo:language="gl" fo:country="ES"/>
    </style:style>
    <style:style style:name="P17" style:parent-style-name="Textbody" style:family="paragraph">
      <style:text-properties fo:language="gl" fo:country="ES"/>
    </style:style>
    <style:style style:name="P18" style:parent-style-name="Textbody" style:family="paragraph">
      <style:text-properties fo:language="gl" fo:country="ES"/>
    </style:style>
    <style:style style:name="TableColumn20" style:family="table-column">
      <style:table-column-properties style:column-width="2.0833in" style:use-optimal-column-width="false"/>
    </style:style>
    <style:style style:name="TableColumn21" style:family="table-column">
      <style:table-column-properties style:column-width="1.152in" style:use-optimal-column-width="false"/>
    </style:style>
    <style:style style:name="TableColumn22" style:family="table-column">
      <style:table-column-properties style:column-width="1.152in" style:use-optimal-column-width="false"/>
    </style:style>
    <style:style style:name="TableColumn23" style:family="table-column">
      <style:table-column-properties style:column-width="1.152in" style:use-optimal-column-width="false"/>
    </style:style>
    <style:style style:name="TableColumn24" style:family="table-column">
      <style:table-column-properties style:column-width="1.152in" style:use-optimal-column-width="false"/>
    </style:style>
    <style:style style:name="Table19" style:family="table">
      <style:table-properties style:width="6.6916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" style:parent-style-name="TableContents" style:family="paragraph">
      <style:text-properties fo:font-weight="bold" style:font-weight-asian="bold" style:font-weight-complex="bold" fo:language="gl" fo:country="ES"/>
    </style:style>
    <style:style style:name="TableCell28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9" style:parent-style-name="TableContents" style:family="paragraph">
      <style:text-properties fo:font-weight="bold" style:font-weight-asian="bold" style:font-weight-complex="bold" fo:language="gl" fo:country="ES"/>
    </style:style>
    <style:style style:name="TableCell30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1" style:parent-style-name="TableContents" style:family="paragraph">
      <style:text-properties fo:font-weight="bold" style:font-weight-asian="bold" style:font-weight-complex="bold" fo:language="gl" fo:country="ES"/>
    </style:style>
    <style:style style:name="TableCell32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3" style:parent-style-name="TableContents" style:family="paragraph">
      <style:text-properties fo:font-weight="bold" style:font-weight-asian="bold" style:font-weight-complex="bold" fo:language="gl" fo:country="ES"/>
    </style:style>
    <style:style style:name="TableCell34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5" style:parent-style-name="TableContents" style:family="paragraph">
      <style:text-properties fo:font-weight="bold" style:font-weight-asian="bold" style:font-weight-complex="bold" fo:language="gl" fo:country="E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8" style:parent-style-name="TableContents" style:family="paragraph">
      <style:paragraph-properties fo:widows="2" fo:orphans="2"/>
      <style:text-properties fo:language="gl" fo:country="ES"/>
    </style:style>
    <style:style style:name="TableCell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language="gl" fo:country="ES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language="gl" fo:country="ES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language="gl" fo:country="ES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language="gl" fo:country="ES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49" style:parent-style-name="TableContents" style:family="paragraph">
      <style:paragraph-properties fo:widows="2" fo:orphans="2"/>
      <style:text-properties fo:language="gl" fo:country="ES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language="gl" fo:country="ES"/>
    </style:style>
    <style:style style:name="TableCell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language="gl" fo:country="ES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language="gl" fo:country="ES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language="gl" fo:country="ES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60" style:parent-style-name="TableContents" style:family="paragraph">
      <style:paragraph-properties fo:widows="2" fo:orphans="2"/>
      <style:text-properties fo:language="gl" fo:country="ES"/>
    </style:style>
    <style:style style:name="TableCell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language="gl" fo:country="ES"/>
    </style:style>
    <style:style style:name="TableCell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language="gl" fo:country="ES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language="gl" fo:country="ES"/>
    </style:style>
    <style:style style:name="TableCell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language="gl" fo:country="E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71" style:parent-style-name="TableContents" style:family="paragraph">
      <style:paragraph-properties fo:widows="2" fo:orphans="2"/>
      <style:text-properties fo:language="gl" fo:country="ES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language="gl" fo:country="ES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language="gl" fo:country="ES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language="gl" fo:country="ES"/>
    </style:style>
    <style:style style:name="TableCell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language="gl" fo:country="ES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82" style:parent-style-name="TableContents" style:family="paragraph">
      <style:paragraph-properties fo:widows="2" fo:orphans="2"/>
      <style:text-properties fo:language="gl" fo:country="ES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language="gl" fo:country="ES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language="gl" fo:country="ES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language="gl" fo:country="ES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language="gl" fo:country="ES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93" style:parent-style-name="TableContents" style:family="paragraph">
      <style:paragraph-properties fo:widows="2" fo:orphans="2"/>
      <style:text-properties fo:language="gl" fo:country="ES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language="gl" fo:country="ES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language="gl" fo:country="ES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language="gl" fo:country="ES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language="gl" fo:country="ES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04" style:parent-style-name="TableContents" style:family="paragraph">
      <style:paragraph-properties fo:widows="2" fo:orphans="2"/>
      <style:text-properties fo:language="gl" fo:country="ES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language="gl" fo:country="ES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language="gl" fo:country="ES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language="gl" fo:country="ES"/>
    </style:style>
    <style:style style:name="TableCell1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language="gl" fo:country="ES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15" style:parent-style-name="TableContents" style:family="paragraph">
      <style:paragraph-properties fo:widows="2" fo:orphans="2"/>
      <style:text-properties fo:language="gl" fo:country="ES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language="gl" fo:country="ES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language="gl" fo:country="ES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language="gl" fo:country="ES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language="gl" fo:country="ES"/>
    </style:style>
    <style:style style:name="P124" style:parent-style-name="Textbody" style:family="paragraph">
      <style:text-properties fo:language="gl" fo:country="ES"/>
    </style:style>
    <style:style style:name="P125" style:parent-style-name="Textbody" style:family="paragraph">
      <style:text-properties fo:language="gl" fo:country="ES"/>
    </style:style>
    <style:style style:name="P126" style:parent-style-name="Textbody" style:family="paragraph">
      <style:text-properties fo:language="gl" fo:country="ES"/>
    </style:style>
    <style:style style:name="P127" style:parent-style-name="Textbody" style:family="paragraph">
      <style:text-properties fo:language="gl" fo:country="ES"/>
    </style:style>
    <style:style style:name="P128" style:parent-style-name="Textbody" style:family="paragraph">
      <style:text-properties fo:language="gl" fo:country="ES"/>
    </style:style>
    <style:style style:name="P129" style:parent-style-name="Textbody" style:family="paragraph">
      <style:text-properties fo:language="gl" fo:country="ES"/>
    </style:style>
    <style:style style:name="P130" style:parent-style-name="Textbody" style:family="paragraph">
      <style:text-properties fo:language="gl" fo:country="ES"/>
    </style:style>
    <style:style style:name="P131" style:parent-style-name="Textbody" style:family="paragraph">
      <style:text-properties fo:language="gl" fo:country="ES"/>
    </style:style>
    <style:style style:name="P132" style:parent-style-name="Textbody" style:family="paragraph">
      <style:text-properties fo:language="gl" fo:country="ES"/>
    </style:style>
    <style:style style:name="P133" style:parent-style-name="Textbody" style:family="paragraph">
      <style:text-properties fo:language="gl" fo:country="ES"/>
    </style:style>
    <style:style style:name="P134" style:parent-style-name="Textbody" style:family="paragraph">
      <style:text-properties fo:language="gl" fo:country="ES"/>
    </style:style>
    <style:style style:name="P135" style:parent-style-name="Textbody" style:family="paragraph">
      <style:text-properties fo:language="gl" fo:country="ES"/>
    </style:style>
    <style:style style:name="TableColumn137" style:family="table-column">
      <style:table-column-properties style:column-width="2.0833in" style:use-optimal-column-width="false"/>
    </style:style>
    <style:style style:name="TableColumn138" style:family="table-column">
      <style:table-column-properties style:column-width="1.5361in" style:use-optimal-column-width="false"/>
    </style:style>
    <style:style style:name="TableColumn139" style:family="table-column">
      <style:table-column-properties style:column-width="1.5361in" style:use-optimal-column-width="false"/>
    </style:style>
    <style:style style:name="TableColumn140" style:family="table-column">
      <style:table-column-properties style:column-width="1.5361in" style:use-optimal-column-width="false"/>
    </style:style>
    <style:style style:name="Table136" style:family="table">
      <style:table-properties style:width="6.6916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43" style:parent-style-name="TableContents" style:family="paragraph">
      <style:text-properties fo:font-weight="bold" style:font-weight-asian="bold" style:font-weight-complex="bold" fo:language="gl" fo:country="ES"/>
    </style:style>
    <style:style style:name="TableCell144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45" style:parent-style-name="TableContents" style:family="paragraph">
      <style:text-properties fo:font-weight="bold" style:font-weight-asian="bold" style:font-weight-complex="bold" fo:language="gl" fo:country="ES"/>
    </style:style>
    <style:style style:name="TableCell146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47" style:parent-style-name="TableContents" style:family="paragraph">
      <style:text-properties fo:font-weight="bold" style:font-weight-asian="bold" style:font-weight-complex="bold" fo:language="gl" fo:country="ES"/>
    </style:style>
    <style:style style:name="TableCell148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49" style:parent-style-name="TableContents" style:family="paragraph">
      <style:text-properties fo:font-weight="bold" style:font-weight-asian="bold" style:font-weight-complex="bold" fo:language="gl" fo:country="ES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52" style:parent-style-name="TableContents" style:family="paragraph">
      <style:paragraph-properties fo:widows="2" fo:orphans="2"/>
      <style:text-properties fo:language="gl" fo:country="ES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language="gl" fo:country="ES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language="gl" fo:country="ES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language="gl" fo:country="ES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61" style:parent-style-name="TableContents" style:family="paragraph">
      <style:paragraph-properties fo:widows="2" fo:orphans="2"/>
      <style:text-properties fo:language="gl" fo:country="ES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language="gl" fo:country="ES"/>
    </style:style>
    <style:style style:name="TableCell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language="gl" fo:country="ES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language="gl" fo:country="ES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70" style:parent-style-name="TableContents" style:family="paragraph">
      <style:paragraph-properties fo:widows="2" fo:orphans="2"/>
      <style:text-properties fo:language="gl" fo:country="ES"/>
    </style:style>
    <style:style style:name="TableCell1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language="gl" fo:country="ES"/>
    </style:style>
    <style:style style:name="TableCell1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language="gl" fo:country="ES"/>
    </style:style>
    <style:style style:name="TableCell1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language="gl" fo:country="ES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79" style:parent-style-name="TableContents" style:family="paragraph">
      <style:paragraph-properties fo:widows="2" fo:orphans="2"/>
      <style:text-properties fo:language="gl" fo:country="ES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language="gl" fo:country="ES"/>
    </style:style>
    <style:style style:name="TableCell1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language="gl" fo:country="ES"/>
    </style:style>
    <style:style style:name="TableCell1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language="gl" fo:country="ES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88" style:parent-style-name="TableContents" style:family="paragraph">
      <style:paragraph-properties fo:widows="2" fo:orphans="2"/>
      <style:text-properties fo:language="gl" fo:country="ES"/>
    </style:style>
    <style:style style:name="TableCell1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language="gl" fo:country="ES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language="gl" fo:country="ES"/>
    </style:style>
    <style:style style:name="TableCell1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language="gl" fo:country="ES"/>
    </style:style>
    <style:style style:name="P195" style:parent-style-name="Standard" style:family="paragraph">
      <style:text-properties fo:language="gl" fo:country="ES"/>
    </style:style>
    <style:style style:name="P196" style:parent-style-name="Textbody" style:family="paragraph">
      <style:text-properties fo:language="gl" fo:country="ES"/>
    </style:style>
    <style:style style:name="P197" style:parent-style-name="Textbody" style:family="paragraph">
      <style:text-properties fo:language="gl" fo:country="ES"/>
    </style:style>
    <style:style style:name="P198" style:parent-style-name="Textbody" style:family="paragraph">
      <style:text-properties fo:language="gl" fo:country="ES"/>
    </style:style>
    <style:style style:name="P199" style:parent-style-name="Textbody" style:family="paragraph">
      <style:text-properties fo:language="gl" fo:country="ES"/>
    </style:style>
    <style:style style:name="P200" style:parent-style-name="Textbody" style:family="paragraph">
      <style:text-properties fo:language="gl" fo:country="ES"/>
    </style:style>
    <style:style style:name="P201" style:parent-style-name="Textbody" style:family="paragraph">
      <style:text-properties fo:language="gl" fo:country="ES"/>
    </style:style>
    <style:style style:name="P202" style:parent-style-name="Textbody" style:family="paragraph">
      <style:text-properties fo:language="gl" fo:country="ES"/>
    </style:style>
    <style:style style:name="P203" style:parent-style-name="Textbody" style:family="paragraph">
      <style:text-properties fo:language="gl" fo:country="ES"/>
    </style:style>
    <style:style style:name="P204" style:parent-style-name="Textbody" style:family="paragraph">
      <style:text-properties fo:language="gl" fo:country="ES"/>
    </style:style>
    <style:style style:name="P205" style:parent-style-name="Textbody" style:family="paragraph">
      <style:text-properties fo:language="gl" fo:country="ES"/>
    </style:style>
    <style:style style:name="P206" style:parent-style-name="Textbody" style:family="paragraph">
      <style:text-properties fo:language="gl" fo:country="ES"/>
    </style:style>
    <style:style style:name="P207" style:parent-style-name="Textbody" style:family="paragraph">
      <style:text-properties fo:language="gl" fo:country="ES"/>
    </style:style>
    <style:style style:name="P208" style:parent-style-name="Textbody" style:family="paragraph">
      <style:text-properties fo:language="gl" fo:country="ES"/>
    </style:style>
    <style:style style:name="P209" style:parent-style-name="Textbody" style:family="paragraph">
      <style:text-properties fo:language="gl" fo:country="ES"/>
    </style:style>
    <style:style style:name="P210" style:parent-style-name="Textbody" style:family="paragraph">
      <style:text-properties fo:language="gl" fo:country="ES"/>
    </style:style>
    <style:style style:name="P211" style:parent-style-name="Textbody" style:family="paragraph">
      <style:text-properties fo:language="gl" fo:country="ES"/>
    </style:style>
    <style:style style:name="P212" style:parent-style-name="Textbody" style:family="paragraph">
      <style:text-properties fo:language="gl" fo:country="ES"/>
    </style:style>
    <style:style style:name="P213" style:parent-style-name="Textbody" style:family="paragraph">
      <style:text-properties fo:language="gl" fo:country="ES"/>
    </style:style>
    <style:style style:name="P214" style:parent-style-name="Textbody" style:family="paragraph">
      <style:text-properties fo:language="gl" fo:country="ES"/>
    </style:style>
    <style:style style:name="P215" style:parent-style-name="Textbody" style:family="paragraph">
      <style:text-properties fo:language="gl" fo:country="ES"/>
    </style:style>
    <style:style style:name="TableColumn217" style:family="table-column">
      <style:table-column-properties style:column-width="2.0833in" style:use-optimal-column-width="false"/>
    </style:style>
    <style:style style:name="TableColumn218" style:family="table-column">
      <style:table-column-properties style:column-width="0.9215in" style:use-optimal-column-width="false"/>
    </style:style>
    <style:style style:name="TableColumn219" style:family="table-column">
      <style:table-column-properties style:column-width="0.9215in" style:use-optimal-column-width="false"/>
    </style:style>
    <style:style style:name="TableColumn220" style:family="table-column">
      <style:table-column-properties style:column-width="0.9215in" style:use-optimal-column-width="false"/>
    </style:style>
    <style:style style:name="TableColumn221" style:family="table-column">
      <style:table-column-properties style:column-width="0.9215in" style:use-optimal-column-width="false"/>
    </style:style>
    <style:style style:name="TableColumn222" style:family="table-column">
      <style:table-column-properties style:column-width="0.9215in" style:use-optimal-column-width="false"/>
    </style:style>
    <style:style style:name="Table216" style:family="table">
      <style:table-properties style:width="6.6909in" fo:margin-left="0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25" style:parent-style-name="TableContents" style:family="paragraph">
      <style:text-properties fo:font-weight="bold" style:font-weight-asian="bold" style:font-weight-complex="bold" fo:language="gl" fo:country="ES"/>
    </style:style>
    <style:style style:name="TableCell226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27" style:parent-style-name="TableContents" style:family="paragraph">
      <style:text-properties fo:font-weight="bold" style:font-weight-asian="bold" style:font-weight-complex="bold" fo:language="gl" fo:country="ES"/>
    </style:style>
    <style:style style:name="TableCell228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29" style:parent-style-name="TableContents" style:family="paragraph">
      <style:text-properties fo:font-weight="bold" style:font-weight-asian="bold" style:font-weight-complex="bold" fo:language="gl" fo:country="ES"/>
    </style:style>
    <style:style style:name="TableCell230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1" style:parent-style-name="TableContents" style:family="paragraph">
      <style:text-properties fo:font-weight="bold" style:font-weight-asian="bold" style:font-weight-complex="bold" fo:language="gl" fo:country="ES"/>
    </style:style>
    <style:style style:name="TableCell232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3" style:parent-style-name="TableContents" style:family="paragraph">
      <style:text-properties fo:font-weight="bold" style:font-weight-asian="bold" style:font-weight-complex="bold" fo:language="gl" fo:country="ES"/>
    </style:style>
    <style:style style:name="TableCell234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5" style:parent-style-name="TableContents" style:family="paragraph">
      <style:text-properties fo:font-weight="bold" style:font-weight-asian="bold" style:font-weight-complex="bold" fo:language="gl" fo:country="ES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8" style:parent-style-name="TableContents" style:family="paragraph">
      <style:paragraph-properties fo:widows="2" fo:orphans="2"/>
      <style:text-properties fo:language="gl" fo:country="ES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language="gl" fo:country="ES"/>
    </style:style>
    <style:style style:name="TableCell2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language="gl" fo:country="ES"/>
    </style:style>
    <style:style style:name="TableCell2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language="gl" fo:country="ES"/>
    </style:style>
    <style:style style:name="TableCell2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language="gl" fo:country="ES"/>
    </style:style>
    <style:style style:name="TableCell2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language="gl" fo:country="ES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51" style:parent-style-name="TableContents" style:family="paragraph">
      <style:paragraph-properties fo:widows="2" fo:orphans="2"/>
      <style:text-properties fo:language="gl" fo:country="ES"/>
    </style:style>
    <style:style style:name="TableCell2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fo:language="gl" fo:country="ES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language="gl" fo:country="ES"/>
    </style:style>
    <style:style style:name="TableCell2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language="gl" fo:country="ES"/>
    </style:style>
    <style:style style:name="TableCell2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language="gl" fo:country="ES"/>
    </style:style>
    <style:style style:name="TableCell2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language="gl" fo:country="ES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64" style:parent-style-name="TableContents" style:family="paragraph">
      <style:paragraph-properties fo:widows="2" fo:orphans="2"/>
      <style:text-properties fo:language="gl" fo:country="ES"/>
    </style:style>
    <style:style style:name="TableCell2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language="gl" fo:country="ES"/>
    </style:style>
    <style:style style:name="TableCell2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fo:language="gl" fo:country="ES"/>
    </style:style>
    <style:style style:name="TableCell2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language="gl" fo:country="ES"/>
    </style:style>
    <style:style style:name="TableCell2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language="gl" fo:country="ES"/>
    </style:style>
    <style:style style:name="TableCell2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language="gl" fo:country="ES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7" style:parent-style-name="TableContents" style:family="paragraph">
      <style:paragraph-properties fo:widows="2" fo:orphans="2"/>
      <style:text-properties fo:language="gl" fo:country="ES"/>
    </style:style>
    <style:style style:name="TableCell2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language="gl" fo:country="ES"/>
    </style:style>
    <style:style style:name="TableCell2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language="gl" fo:country="ES"/>
    </style:style>
    <style:style style:name="TableCell2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language="gl" fo:country="ES"/>
    </style:style>
    <style:style style:name="TableCell2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language="gl" fo:country="ES"/>
    </style:style>
    <style:style style:name="TableCell2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language="gl" fo:country="ES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90" style:parent-style-name="TableContents" style:family="paragraph">
      <style:paragraph-properties fo:widows="2" fo:orphans="2"/>
      <style:text-properties fo:language="gl" fo:country="ES"/>
    </style:style>
    <style:style style:name="TableCell2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language="gl" fo:country="ES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language="gl" fo:country="ES"/>
    </style:style>
    <style:style style:name="TableCell2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fo:language="gl" fo:country="ES"/>
    </style:style>
    <style:style style:name="TableCell2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fo:language="gl" fo:country="ES"/>
    </style:style>
    <style:style style:name="TableCell2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fo:language="gl" fo:country="ES"/>
    </style:style>
    <style:style style:name="P301" style:parent-style-name="Standard" style:family="paragraph">
      <style:text-properties fo:language="gl" fo:country="ES"/>
    </style:style>
    <style:style style:name="P302" style:parent-style-name="Textbody" style:family="paragraph">
      <style:text-properties fo:language="gl" fo:country="ES"/>
    </style:style>
    <style:style style:name="P303" style:parent-style-name="Textbody" style:family="paragraph">
      <style:text-properties fo:language="gl" fo:country="ES"/>
    </style:style>
    <style:style style:name="P304" style:parent-style-name="Textbody" style:family="paragraph">
      <style:text-properties fo:language="gl" fo:country="ES"/>
    </style:style>
    <style:style style:name="P305" style:parent-style-name="Textbody" style:family="paragraph">
      <style:text-properties fo:language="gl" fo:country="ES"/>
    </style:style>
    <style:style style:name="P306" style:parent-style-name="Textbody" style:family="paragraph">
      <style:text-properties fo:language="gl" fo:country="ES"/>
    </style:style>
    <style:style style:name="P307" style:parent-style-name="Textbody" style:family="paragraph">
      <style:text-properties fo:language="gl" fo:country="ES"/>
    </style:style>
    <style:style style:name="P308" style:parent-style-name="Textbody" style:family="paragraph">
      <style:text-properties fo:language="gl" fo:country="ES"/>
    </style:style>
    <style:style style:name="P309" style:parent-style-name="Textbody" style:family="paragraph">
      <style:text-properties fo:language="gl" fo:country="ES"/>
    </style:style>
    <style:style style:name="P310" style:parent-style-name="Textbody" style:family="paragraph">
      <style:text-properties fo:language="gl" fo:country="ES"/>
    </style:style>
    <style:style style:name="P311" style:parent-style-name="Textbody" style:family="paragraph">
      <style:text-properties fo:language="gl" fo:country="ES"/>
    </style:style>
    <style:style style:name="P312" style:parent-style-name="Textbody" style:family="paragraph">
      <style:text-properties fo:language="gl" fo:country="ES"/>
    </style:style>
    <style:style style:name="P313" style:parent-style-name="Textbody" style:family="paragraph">
      <style:text-properties fo:language="gl" fo:country="ES"/>
    </style:style>
    <style:style style:name="P314" style:parent-style-name="Textbody" style:family="paragraph">
      <style:text-properties fo:language="gl" fo:country="ES"/>
    </style:style>
    <style:style style:name="P315" style:parent-style-name="Textbody" style:family="paragraph">
      <style:text-properties fo:language="gl" fo:country="ES"/>
    </style:style>
    <style:style style:name="P316" style:parent-style-name="Textbody" style:family="paragraph">
      <style:text-properties fo:language="gl" fo:country="ES"/>
    </style:style>
    <style:style style:name="P317" style:parent-style-name="Textbody" style:family="paragraph">
      <style:text-properties fo:language="gl" fo:country="ES"/>
    </style:style>
    <style:style style:name="P318" style:parent-style-name="Textbody" style:family="paragraph">
      <style:text-properties fo:language="gl" fo:country="ES"/>
    </style:style>
    <style:style style:name="P319" style:parent-style-name="Textbody" style:family="paragraph">
      <style:text-properties fo:language="gl" fo:country="ES"/>
    </style:style>
    <style:style style:name="P320" style:parent-style-name="Textbody" style:family="paragraph">
      <style:text-properties fo:language="gl" fo:country="ES"/>
    </style:style>
    <style:style style:name="P321" style:parent-style-name="Textbody" style:family="paragraph">
      <style:text-properties fo:language="gl" fo:country="ES"/>
    </style:style>
    <style:style style:name="P322" style:parent-style-name="Textbody" style:family="paragraph">
      <style:text-properties fo:language="gl" fo:country="ES"/>
    </style:style>
    <style:style style:name="TableColumn324" style:family="table-column">
      <style:table-column-properties style:column-width="2.0833in" style:use-optimal-column-width="false"/>
    </style:style>
    <style:style style:name="TableColumn325" style:family="table-column">
      <style:table-column-properties style:column-width="2.3048in" style:use-optimal-column-width="false"/>
    </style:style>
    <style:style style:name="TableColumn326" style:family="table-column">
      <style:table-column-properties style:column-width="2.3048in" style:use-optimal-column-width="false"/>
    </style:style>
    <style:style style:name="Table323" style:family="table">
      <style:table-properties style:width="6.693in" fo:margin-left="0in" table:align="lef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29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Cell330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31" style:parent-style-name="TableContents" style:family="paragraph">
      <style:paragraph-properties fo:text-align="center"/>
      <style:text-properties fo:font-weight="bold" style:font-weight-asian="bold" style:font-weight-complex="bold" fo:language="gl" fo:country="ES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34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Cell335" style:family="table-cell">
      <style:table-cell-properties fo:border-top="none" fo:border-left="0.0069in solid #000000" fo:border-bottom="0.0069in solid #000000" fo:border-right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36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39" style:parent-style-name="TableContents" style:family="paragraph">
      <style:paragraph-properties fo:text-align="start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fo:language="gl" fo:country="ES"/>
    </style:style>
    <style:style style:name="TableCell3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fo:language="gl" fo:country="ES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46" style:parent-style-name="TableContents" style:family="paragraph">
      <style:paragraph-properties fo:text-align="start"/>
    </style:style>
    <style:style style:name="TableCell3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fo:language="gl" fo:country="ES"/>
    </style:style>
    <style:style style:name="TableCell3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fo:language="gl" fo:country="ES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53" style:parent-style-name="TableContents" style:family="paragraph">
      <style:paragraph-properties fo:text-align="start"/>
    </style:style>
    <style:style style:name="TableCell3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language="gl" fo:country="ES"/>
    </style:style>
    <style:style style:name="TableCell3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fo:language="gl" fo:country="ES"/>
    </style:style>
    <style:style style:name="P358" style:parent-style-name="Textbody" style:family="paragraph">
      <style:text-properties fo:language="gl" fo:country="ES"/>
    </style:style>
    <style:style style:name="P359" style:parent-style-name="Textbody" style:family="paragraph">
      <style:text-properties fo:language="gl" fo:country="ES"/>
    </style:style>
    <style:style style:name="TableColumn361" style:family="table-column">
      <style:table-column-properties style:column-width="2.0833in" style:use-optimal-column-width="false"/>
    </style:style>
    <style:style style:name="TableColumn362" style:family="table-column">
      <style:table-column-properties style:column-width="2.3048in" style:use-optimal-column-width="false"/>
    </style:style>
    <style:style style:name="TableColumn363" style:family="table-column">
      <style:table-column-properties style:column-width="2.3048in" style:use-optimal-column-width="false"/>
    </style:style>
    <style:style style:name="Table360" style:family="table">
      <style:table-properties style:width="6.693in" fo:margin-left="0in" table:align="lef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66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Cell367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68" style:parent-style-name="TableContents" style:family="paragraph">
      <style:paragraph-properties fo:text-align="center"/>
      <style:text-properties fo:font-weight="bold" style:font-weight-asian="bold" style:font-weight-complex="bold" fo:language="gl" fo:country="ES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71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Cell372" style:family="table-cell">
      <style:table-cell-properties fo:border-top="none" fo:border-left="0.0069in solid #000000" fo:border-bottom="0.0069in solid #000000" fo:border-right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73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76" style:parent-style-name="TableContents" style:family="paragraph">
      <style:paragraph-properties fo:text-align="start"/>
    </style:style>
    <style:style style:name="TableCell3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fo:language="gl" fo:country="ES"/>
    </style:style>
    <style:style style:name="TableCell3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fo:language="gl" fo:country="ES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83" style:parent-style-name="TableContents" style:family="paragraph">
      <style:paragraph-properties fo:text-align="start"/>
    </style:style>
    <style:style style:name="TableCell3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fo:language="gl" fo:country="ES"/>
    </style:style>
    <style:style style:name="TableCell3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fo:language="gl" fo:country="ES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90" style:parent-style-name="TableContents" style:family="paragraph">
      <style:paragraph-properties fo:text-align="start"/>
    </style:style>
    <style:style style:name="TableCell3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fo:language="gl" fo:country="ES"/>
    </style:style>
    <style:style style:name="TableCell3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fo:language="gl" fo:country="ES"/>
    </style:style>
    <style:style style:name="P395" style:parent-style-name="Standard" style:family="paragraph">
      <style:text-properties fo:language="gl" fo:country="ES"/>
    </style:style>
    <style:style style:name="P396" style:parent-style-name="Textbody" style:family="paragraph">
      <style:text-properties fo:language="gl" fo:country="ES"/>
    </style:style>
    <style:style style:name="P397" style:parent-style-name="Textbody" style:family="paragraph">
      <style:text-properties fo:language="gl" fo:country="ES"/>
    </style:style>
    <style:style style:name="P398" style:parent-style-name="Textbody" style:family="paragraph">
      <style:text-properties fo:language="gl" fo:country="ES"/>
    </style:style>
    <style:style style:name="P399" style:parent-style-name="Textbody" style:family="paragraph">
      <style:text-properties fo:language="gl" fo:country="ES"/>
    </style:style>
    <style:style style:name="P400" style:parent-style-name="Textbody" style:family="paragraph">
      <style:text-properties fo:language="gl" fo:country="ES"/>
    </style:style>
    <style:style style:name="P401" style:parent-style-name="Textbody" style:family="paragraph">
      <style:text-properties fo:language="gl" fo:country="ES"/>
    </style:style>
    <style:style style:name="P402" style:parent-style-name="Textbody" style:family="paragraph">
      <style:text-properties fo:language="gl" fo:country="ES"/>
    </style:style>
    <style:style style:name="P403" style:parent-style-name="Textbody" style:family="paragraph">
      <style:text-properties fo:language="gl" fo:country="ES"/>
    </style:style>
    <style:style style:name="P404" style:parent-style-name="Textbody" style:family="paragraph">
      <style:text-properties fo:language="gl" fo:country="ES"/>
    </style:style>
    <style:style style:name="P405" style:parent-style-name="Textbody" style:family="paragraph">
      <style:text-properties fo:language="gl" fo:country="ES"/>
    </style:style>
    <style:style style:name="P406" style:parent-style-name="Textbody" style:family="paragraph">
      <style:text-properties fo:language="gl" fo:country="ES"/>
    </style:style>
    <style:style style:name="P407" style:parent-style-name="Textbody" style:family="paragraph">
      <style:text-properties fo:language="gl" fo:country="ES"/>
    </style:style>
    <style:style style:name="P408" style:parent-style-name="Textbody" style:family="paragraph">
      <style:text-properties fo:language="gl" fo:country="ES"/>
    </style:style>
    <style:style style:name="P409" style:parent-style-name="Textbody" style:family="paragraph">
      <style:text-properties fo:language="gl" fo:country="ES"/>
    </style:style>
    <style:style style:name="P410" style:parent-style-name="Textbody" style:family="paragraph">
      <style:text-properties fo:language="gl" fo:country="ES"/>
    </style:style>
    <style:style style:name="P411" style:parent-style-name="Textbody" style:family="paragraph">
      <style:text-properties fo:language="gl" fo:country="ES"/>
    </style:style>
    <style:style style:name="P412" style:parent-style-name="Textbody" style:family="paragraph">
      <style:text-properties fo:language="gl" fo:country="ES"/>
    </style:style>
    <style:style style:name="P413" style:parent-style-name="Textbody" style:family="paragraph">
      <style:text-properties fo:language="gl" fo:country="ES"/>
    </style:style>
    <style:style style:name="P414" style:parent-style-name="Textbody" style:family="paragraph">
      <style:text-properties fo:language="gl" fo:country="ES"/>
    </style:style>
    <style:style style:name="P415" style:parent-style-name="Textbody" style:family="paragraph">
      <style:text-properties fo:language="gl" fo:country="ES"/>
    </style:style>
    <style:style style:name="P416" style:parent-style-name="Textbody" style:family="paragraph">
      <style:text-properties fo:language="gl" fo:country="ES"/>
    </style:style>
    <style:style style:name="P417" style:parent-style-name="Textbody" style:family="paragraph">
      <style:text-properties fo:language="gl" fo:country="ES"/>
    </style:style>
    <style:style style:name="P418" style:parent-style-name="Textbody" style:family="paragraph">
      <style:text-properties fo:language="gl" fo:country="ES"/>
    </style:style>
    <style:style style:name="P419" style:parent-style-name="Textbody" style:family="paragraph">
      <style:text-properties fo:language="gl" fo:country="ES"/>
    </style:style>
    <style:style style:name="P420" style:parent-style-name="Textbody" style:family="paragraph">
      <style:text-properties fo:language="gl" fo:country="ES"/>
    </style:style>
    <style:style style:name="P421" style:parent-style-name="Textbody" style:family="paragraph">
      <style:text-properties fo:language="gl" fo:country="ES"/>
    </style:style>
    <style:style style:name="P422" style:parent-style-name="Textbody" style:family="paragraph">
      <style:text-properties fo:language="gl" fo:country="ES"/>
    </style:style>
    <style:style style:name="P423" style:parent-style-name="Textbody" style:family="paragraph">
      <style:text-properties fo:language="gl" fo:country="ES"/>
    </style:style>
    <style:style style:name="P424" style:parent-style-name="Textbody" style:family="paragraph">
      <style:text-properties fo:language="gl" fo:country="ES"/>
    </style:style>
    <style:style style:name="P425" style:parent-style-name="Textbody" style:family="paragraph">
      <style:text-properties fo:language="gl" fo:country="ES"/>
    </style:style>
    <style:style style:name="P426" style:parent-style-name="Textbody" style:family="paragraph">
      <style:text-properties fo:language="gl" fo:country="ES"/>
    </style:style>
    <style:style style:name="P427" style:parent-style-name="Textbody" style:family="paragraph">
      <style:text-properties fo:language="gl" fo:country="ES"/>
    </style:style>
    <style:style style:name="P428" style:parent-style-name="Textbody" style:family="paragraph">
      <style:text-properties fo:language="gl" fo:country="ES"/>
    </style:style>
    <style:style style:name="P429" style:parent-style-name="Textbody" style:family="paragraph">
      <style:text-properties fo:language="gl" fo:country="ES"/>
    </style:style>
    <style:style style:name="P430" style:parent-style-name="Textbody" style:family="paragraph">
      <style:text-properties fo:language="gl" fo:country="ES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Servicios Multimedia Curso 2024/2025</text:p>
      <text:p text:style-name="P2">Práctica 3 – Estándar H.261</text:p>
      <text:p text:style-name="P3">Documento de respuestas</text:p>
      <text:p text:style-name="P4"/>
      <text:p text:style-name="P5"/>
      <text:p text:style-name="P6">Autor 1:</text:p>
      <text:list text:style-name="LFO6" text:continue-numbering="true">
        <text:list-item>
          <text:p text:style-name="P7">Apellidos, nombre: Olveira Miniño, Óscar</text:p>
        </text:list-item>
        <text:list-item>
          <text:p text:style-name="P8">Email UDC: oscar.olveira@udc.es</text:p>
        </text:list-item>
      </text:list>
      <text:p text:style-name="P9"/>
      <text:p text:style-name="P10">Autor 2:</text:p>
      <text:list text:style-name="LFO6" text:continue-numbering="true">
        <text:list-item>
          <text:p text:style-name="P11">Apellidos, nombre: Calvo Gens, Eloy</text:p>
        </text:list-item>
        <text:list-item>
          <text:p text:style-name="P12">Email UDC:<text:s/></text:p>
        </text:list-item>
      </text:list>
      <text:p text:style-name="P13"/>
      <text:p text:style-name="P14">Secuencia de video usada: charade_01_10_11.mp4</text:p>
      <text:p text:style-name="P15"/>
      <text:p text:style-name="P16"/>
      <text:h text:style-name="Título1" text:outline-level="1">Ejercicio 1: Análisis de los modos de codificación</text:h>
      <text:p text:style-name="P17"/>
      <text:p text:style-name="P18">a) Tabla comparativa: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Métrica</text:p>
          </table:table-cell>
          <table:table-cell table:style-name="TableCell28">
            <text:p text:style-name="P29">Intra</text:p>
          </table:table-cell>
          <table:table-cell table:style-name="TableCell30">
            <text:p text:style-name="P31">Inter MC</text:p>
          </table:table-cell>
          <table:table-cell table:style-name="TableCell32">
            <text:p text:style-name="P33">Inter MC+Filter</text:p>
          </table:table-cell>
          <table:table-cell table:style-name="TableCell34">
            <text:p text:style-name="P35">Intra+Inter MC+Filter</text:p>
          </table:table-cell>
        </table:table-row>
        <table:table-row table:style-name="TableRow36">
          <table:table-cell table:style-name="TableCell37">
            <text:p text:style-name="P38">Avg. pSNR-Y (dB)</text:p>
          </table:table-cell>
          <table:table-cell table:style-name="TableCell39">
            <text:p text:style-name="P40">21.91</text:p>
          </table:table-cell>
          <table:table-cell table:style-name="TableCell41">
            <text:p text:style-name="P42">33.01</text:p>
          </table:table-cell>
          <table:table-cell table:style-name="TableCell43">
            <text:p text:style-name="P44">34.44</text:p>
          </table:table-cell>
          <table:table-cell table:style-name="TableCell45">
            <text:p text:style-name="P46">34.44</text:p>
          </table:table-cell>
        </table:table-row>
        <table:table-row table:style-name="TableRow47">
          <table:table-cell table:style-name="TableCell48">
            <text:p text:style-name="P49">Avg. compression factor</text:p>
          </table:table-cell>
          <table:table-cell table:style-name="TableCell50">
            <text:p text:style-name="P51">94.67</text:p>
          </table:table-cell>
          <table:table-cell table:style-name="TableCell52">
            <text:p text:style-name="P53">95.18</text:p>
          </table:table-cell>
          <table:table-cell table:style-name="TableCell54">
            <text:p text:style-name="P55">95.2</text:p>
          </table:table-cell>
          <table:table-cell table:style-name="TableCell56">
            <text:p text:style-name="P57">95.19</text:p>
          </table:table-cell>
        </table:table-row>
        <table:table-row table:style-name="TableRow58">
          <table:table-cell table:style-name="TableCell59">
            <text:p text:style-name="P60">% MB Intra</text:p>
          </table:table-cell>
          <table:table-cell table:style-name="TableCell61">
            <text:p text:style-name="P62">38</text:p>
          </table:table-cell>
          <table:table-cell table:style-name="TableCell63">
            <text:p text:style-name="P64">0</text:p>
          </table:table-cell>
          <table:table-cell table:style-name="TableCell65">
            <text:p text:style-name="P66">0</text:p>
          </table:table-cell>
          <table:table-cell table:style-name="TableCell67">
            <text:p text:style-name="P68">0</text:p>
          </table:table-cell>
        </table:table-row>
        <table:table-row table:style-name="TableRow69">
          <table:table-cell table:style-name="TableCell70">
            <text:p text:style-name="P71">% MB Inter</text:p>
          </table:table-cell>
          <table:table-cell table:style-name="TableCell72">
            <text:p text:style-name="P73">0</text:p>
          </table:table-cell>
          <table:table-cell table:style-name="TableCell74">
            <text:p text:style-name="P75">39</text:p>
          </table:table-cell>
          <table:table-cell table:style-name="TableCell76">
            <text:p text:style-name="P77">36</text:p>
          </table:table-cell>
          <table:table-cell table:style-name="TableCell78">
            <text:p text:style-name="P79">36</text:p>
          </table:table-cell>
        </table:table-row>
        <table:table-row table:style-name="TableRow80">
          <table:table-cell table:style-name="TableCell81">
            <text:p text:style-name="P82">% MB Inter MC</text:p>
          </table:table-cell>
          <table:table-cell table:style-name="TableCell83">
            <text:p text:style-name="P84">0</text:p>
          </table:table-cell>
          <table:table-cell table:style-name="TableCell85">
            <text:p text:style-name="P86">13</text:p>
          </table:table-cell>
          <table:table-cell table:style-name="TableCell87">
            <text:p text:style-name="P88">5</text:p>
          </table:table-cell>
          <table:table-cell table:style-name="TableCell89">
            <text:p text:style-name="P90">5</text:p>
          </table:table-cell>
        </table:table-row>
        <table:table-row table:style-name="TableRow91">
          <table:table-cell table:style-name="TableCell92">
            <text:p text:style-name="P93">% MB Inter MC+Filter</text:p>
          </table:table-cell>
          <table:table-cell table:style-name="TableCell94">
            <text:p text:style-name="P95">0</text:p>
          </table:table-cell>
          <table:table-cell table:style-name="TableCell96">
            <text:p text:style-name="P97">0</text:p>
          </table:table-cell>
          <table:table-cell table:style-name="TableCell98">
            <text:p text:style-name="P99">16</text:p>
          </table:table-cell>
          <table:table-cell table:style-name="TableCell100">
            <text:p text:style-name="P101">16</text:p>
          </table:table-cell>
        </table:table-row>
        <table:table-row table:style-name="TableRow102">
          <table:table-cell table:style-name="TableCell103">
            <text:p text:style-name="P104">% MB Not coded</text:p>
          </table:table-cell>
          <table:table-cell table:style-name="TableCell105">
            <text:p text:style-name="P106">0</text:p>
          </table:table-cell>
          <table:table-cell table:style-name="TableCell107">
            <text:p text:style-name="P108">46</text:p>
          </table:table-cell>
          <table:table-cell table:style-name="TableCell109">
            <text:p text:style-name="P110">42</text:p>
          </table:table-cell>
          <table:table-cell table:style-name="TableCell111">
            <text:p text:style-name="P112">42</text:p>
          </table:table-cell>
        </table:table-row>
        <table:table-row table:style-name="TableRow113">
          <table:table-cell table:style-name="TableCell114">
            <text:p text:style-name="P115">% MB Overflow</text:p>
          </table:table-cell>
          <table:table-cell table:style-name="TableCell116">
            <text:p text:style-name="P117">62</text:p>
          </table:table-cell>
          <table:table-cell table:style-name="TableCell118">
            <text:p text:style-name="P119">0</text:p>
          </table:table-cell>
          <table:table-cell table:style-name="TableCell120">
            <text:p text:style-name="P121">0</text:p>
          </table:table-cell>
          <table:table-cell table:style-name="TableCell122">
            <text:p text:style-name="P123">0</text:p>
          </table:table-cell>
        </table:table-row>
      </table:table>
      <text:p text:style-name="P124"/>
      <text:p text:style-name="P125">b) Respuesta a las preguntas:</text:p>
      <text:p text:style-name="P126"/>
      <text:p text:style-name="P127">A peor calidade conseguímola co modo Intra sen nada máis xa que é a única coa que temos Overflow polo que estamos perdendo datos. Isto pasa xa que Intra ao intentar cumprir cos requisitos da tasa de bit, o buffer de saída énchese entón descarta macrobloques.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h text:style-name="Título1" text:outline-level="1">Ejercicio 2: Análisis de los métodos de detección de movimiento</text:h>
      <text:p text:style-name="P135">a) Tabla comparativa:</text:p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P143">Métrica</text:p>
          </table:table-cell>
          <table:table-cell table:style-name="TableCell144">
            <text:p text:style-name="P145">Four step search (15 pixels range)</text:p>
          </table:table-cell>
          <table:table-cell table:style-name="TableCell146">
            <text:p text:style-name="P147">Full search (15 pixels range)</text:p>
          </table:table-cell>
          <table:table-cell table:style-name="TableCell148">
            <text:p text:style-name="P149">Full search (3 pixels range)</text:p>
          </table:table-cell>
        </table:table-row>
        <table:table-row table:style-name="TableRow150">
          <table:table-cell table:style-name="TableCell151">
            <text:p text:style-name="P152">Avg. pSNR-Y (dB)</text:p>
          </table:table-cell>
          <table:table-cell table:style-name="TableCell153">
            <text:p text:style-name="P154">34.44</text:p>
          </table:table-cell>
          <table:table-cell table:style-name="TableCell155">
            <text:p text:style-name="P156">34.58</text:p>
          </table:table-cell>
          <table:table-cell table:style-name="TableCell157">
            <text:p text:style-name="P158">34.51</text:p>
          </table:table-cell>
        </table:table-row>
        <table:table-row table:style-name="TableRow159">
          <table:table-cell table:style-name="TableCell160">
            <text:p text:style-name="P161">Avg. compression factor</text:p>
          </table:table-cell>
          <table:table-cell table:style-name="TableCell162">
            <text:p text:style-name="P163">95.19</text:p>
          </table:table-cell>
          <table:table-cell table:style-name="TableCell164">
            <text:p text:style-name="P165">95.21</text:p>
          </table:table-cell>
          <table:table-cell table:style-name="TableCell166">
            <text:p text:style-name="P167">95.22</text:p>
          </table:table-cell>
        </table:table-row>
        <table:table-row table:style-name="TableRow168">
          <table:table-cell table:style-name="TableCell169">
            <text:p text:style-name="P170">% MB Intra</text:p>
          </table:table-cell>
          <table:table-cell table:style-name="TableCell171">
            <text:p text:style-name="P172">0</text:p>
          </table:table-cell>
          <table:table-cell table:style-name="TableCell173">
            <text:p text:style-name="P174">0</text:p>
          </table:table-cell>
          <table:table-cell table:style-name="TableCell175">
            <text:p text:style-name="P176">1</text:p>
          </table:table-cell>
        </table:table-row>
        <table:table-row table:style-name="TableRow177">
          <table:table-cell table:style-name="TableCell178">
            <text:p text:style-name="P179">% MB Not coded</text:p>
          </table:table-cell>
          <table:table-cell table:style-name="TableCell180">
            <text:p text:style-name="P181">42</text:p>
          </table:table-cell>
          <table:table-cell table:style-name="TableCell182">
            <text:p text:style-name="P183">41</text:p>
          </table:table-cell>
          <table:table-cell table:style-name="TableCell184">
            <text:p text:style-name="P185">41</text:p>
          </table:table-cell>
        </table:table-row>
        <table:table-row table:style-name="TableRow186">
          <table:table-cell table:style-name="TableCell187">
            <text:p text:style-name="P188">% MB Overflow</text:p>
          </table:table-cell>
          <table:table-cell table:style-name="TableCell189">
            <text:p text:style-name="P190">0</text:p>
          </table:table-cell>
          <table:table-cell table:style-name="TableCell191">
            <text:p text:style-name="P192">0</text:p>
          </table:table-cell>
          <table:table-cell table:style-name="TableCell193">
            <text:p text:style-name="P194">0</text:p>
          </table:table-cell>
        </table:table-row>
      </table:table>
      <text:p text:style-name="P195"/>
      <text:p text:style-name="P196">b) Respuesta a las preguntas:</text:p>
      <text:p text:style-name="P197">Polo xeral, usando calquera dos modo danos unha calidade parecida xa que teñen un pSRN-Y <text:s/>moi similar aínda que si tiveramos que elixir o peor sería método de Four step search xa que é o que nos o menor valor.</text:p>
      <text:p text:style-name="P198"/>
      <text:p text:style-name="P199"/>
      <text:p text:style-name="P200">c) Respuesta a las preguntas:</text:p>
      <text:p text:style-name="P201"/>
      <text:p text:style-name="P202">Si un vídeo ten moitos movementos, ao codificar o seguinte macrobloque vamos ter o anterior fotograma con un cambio moi grande polo que pasará a codificarse en modo INTRA entón perderase información e polo tanto calidade.</text:p>
      <text:p text:style-name="P203">Si o vídeo presenta poucos movementos entre frames, xa non se codificarán tantos macrobloques en modo INTRA polo que non repercutirá tanto na calidade do vídeo.</text:p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h text:style-name="Título1" text:outline-level="1">Ejercicio 3: Análisis de la tasa de bits</text:h>
      <text:p text:style-name="P215">a) Tabla comparativa:</text:p>
      <table:table table:style-name="Table216">
        <table:table-columns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Métrica</text:p>
          </table:table-cell>
          <table:table-cell table:style-name="TableCell226">
            <text:p text:style-name="P227">CBR 64 kbit/s</text:p>
          </table:table-cell>
          <table:table-cell table:style-name="TableCell228">
            <text:p text:style-name="P229">CBR 1920 kbit/s</text:p>
          </table:table-cell>
          <table:table-cell table:style-name="TableCell230">
            <text:p text:style-name="P231">VBR factor 62</text:p>
          </table:table-cell>
          <table:table-cell table:style-name="TableCell232">
            <text:p text:style-name="P233">VBR factor 14</text:p>
          </table:table-cell>
          <table:table-cell table:style-name="TableCell234">
            <text:p text:style-name="P235">VBR factor 2</text:p>
          </table:table-cell>
        </table:table-row>
        <table:table-row table:style-name="TableRow236">
          <table:table-cell table:style-name="TableCell237">
            <text:p text:style-name="P238">Avg. pSNR-Y (dB)</text:p>
          </table:table-cell>
          <table:table-cell table:style-name="TableCell239">
            <text:p text:style-name="P240">24.89</text:p>
          </table:table-cell>
          <table:table-cell table:style-name="TableCell241">
            <text:p text:style-name="P242">41.01</text:p>
          </table:table-cell>
          <table:table-cell table:style-name="TableCell243">
            <text:p text:style-name="P244">27.85</text:p>
          </table:table-cell>
          <table:table-cell table:style-name="TableCell245">
            <text:p text:style-name="P246">34.5</text:p>
          </table:table-cell>
          <table:table-cell table:style-name="TableCell247">
            <text:p text:style-name="P248">47.1</text:p>
          </table:table-cell>
        </table:table-row>
        <table:table-row table:style-name="TableRow249">
          <table:table-cell table:style-name="TableCell250">
            <text:p text:style-name="P251">Avg. compression factor</text:p>
          </table:table-cell>
          <table:table-cell table:style-name="TableCell252">
            <text:p text:style-name="P253">473.77</text:p>
          </table:table-cell>
          <table:table-cell table:style-name="TableCell254">
            <text:p text:style-name="P255">15.9</text:p>
          </table:table-cell>
          <table:table-cell table:style-name="TableCell256">
            <text:p text:style-name="P257">418.55</text:p>
          </table:table-cell>
          <table:table-cell table:style-name="TableCell258">
            <text:p text:style-name="P259">82.18</text:p>
          </table:table-cell>
          <table:table-cell table:style-name="TableCell260">
            <text:p text:style-name="P261">7.66</text:p>
          </table:table-cell>
        </table:table-row>
        <table:table-row table:style-name="TableRow262">
          <table:table-cell table:style-name="TableCell263">
            <text:p text:style-name="P264">% MB Intra</text:p>
          </table:table-cell>
          <table:table-cell table:style-name="TableCell265">
            <text:p text:style-name="P266">0</text:p>
          </table:table-cell>
          <table:table-cell table:style-name="TableCell267">
            <text:p text:style-name="P268">0</text:p>
          </table:table-cell>
          <table:table-cell table:style-name="TableCell269">
            <text:p text:style-name="P270">1</text:p>
          </table:table-cell>
          <table:table-cell table:style-name="TableCell271">
            <text:p text:style-name="P272">0</text:p>
          </table:table-cell>
          <table:table-cell table:style-name="TableCell273">
            <text:p text:style-name="P274">1</text:p>
          </table:table-cell>
        </table:table-row>
        <table:table-row table:style-name="TableRow275">
          <table:table-cell table:style-name="TableCell276">
            <text:p text:style-name="P277">% MB Not coded</text:p>
          </table:table-cell>
          <table:table-cell table:style-name="TableCell278">
            <text:p text:style-name="P279">66</text:p>
          </table:table-cell>
          <table:table-cell table:style-name="TableCell280">
            <text:p text:style-name="P281">7</text:p>
          </table:table-cell>
          <table:table-cell table:style-name="TableCell282">
            <text:p text:style-name="P283">69</text:p>
          </table:table-cell>
          <table:table-cell table:style-name="TableCell284">
            <text:p text:style-name="P285">40</text:p>
          </table:table-cell>
          <table:table-cell table:style-name="TableCell286">
            <text:p text:style-name="P287">1</text:p>
          </table:table-cell>
        </table:table-row>
        <table:table-row table:style-name="TableRow288">
          <table:table-cell table:style-name="TableCell289">
            <text:p text:style-name="P290">% MB Overflow</text:p>
          </table:table-cell>
          <table:table-cell table:style-name="TableCell291">
            <text:p text:style-name="P292">9</text:p>
          </table:table-cell>
          <table:table-cell table:style-name="TableCell293">
            <text:p text:style-name="P294">0</text:p>
          </table:table-cell>
          <table:table-cell table:style-name="TableCell295">
            <text:p text:style-name="P296">0</text:p>
          </table:table-cell>
          <table:table-cell table:style-name="TableCell297">
            <text:p text:style-name="P298">0</text:p>
          </table:table-cell>
          <table:table-cell table:style-name="TableCell299">
            <text:p text:style-name="P300">0</text:p>
          </table:table-cell>
        </table:table-row>
      </table:table>
      <text:p text:style-name="P301"/>
      <text:p text:style-name="P302">b) Respuesta a las preguntas:</text:p>
      <text:p text:style-name="P303"/>
      <text:p text:style-name="P304">Como vemos na táboa, no único modo onde temos Overflow é no CBR 64kbit/s. Isto ocorre xa que o buffer de saída saturase polo que os macrobloques acaban sendo descartados. Aumentando o tamaño do buffer (como no caso de 192kbits/s), xa non se produce ningunha pérdida.</text:p>
      <text:p text:style-name="P305"/>
      <text:p text:style-name="P306">c) Respuesta a las preguntas:</text:p>
      <text:p text:style-name="P307"/>
      <text:p text:style-name="P308">No noso caso, como se pode observar na táboa, con factor de cuantificación de 62 conseguimos o maior número de bloques non codificados, mentras que con factor de cuantificación 2, ese valor é o o máis baixo.<text:s/><text:s/></text:p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h text:style-name="Título1" text:outline-level="1">Ejercicio 4: Análisis de la corrección de errores</text:h>
      <text:p text:style-name="P321"/>
      <text:p text:style-name="P322">a) Tabla comparativa (errores en ráfaga):</text:p>
      <table:table table:style-name="Table323">
        <table:table-columns>
          <table:table-column table:style-name="TableColumn324"/>
          <table:table-column table:style-name="TableColumn325"/>
          <table:table-column table:style-name="TableColumn326"/>
        </table:table-columns>
        <table:table-row table:style-name="TableRow327">
          <table:table-cell table:style-name="TableCell328" table:number-rows-spanned="2">
            <text:p text:style-name="P329">Probabilidad de inicio de ráfaga</text:p>
          </table:table-cell>
          <table:table-cell table:style-name="TableCell330" table:number-columns-spanned="2">
            <text:p text:style-name="P331">Número de errores</text:p>
          </table:table-cell>
          <table:covered-table-cell/>
        </table:table-row>
        <table:table-row table:style-name="TableRow332">
          <table:covered-table-cell>
            <text:p text:style-name="Normal"/>
          </table:covered-table-cell>
          <table:table-cell table:style-name="TableCell333">
            <text:p text:style-name="P334">Sin corrección de errores</text:p>
          </table:table-cell>
          <table:table-cell table:style-name="TableCell335">
            <text:p text:style-name="P336">Con corrección de errores</text:p>
          </table:table-cell>
        </table:table-row>
        <table:table-row table:style-name="TableRow337">
          <table:table-cell table:style-name="TableCell338">
            <text:p text:style-name="P339"><draw:frame draw:style-name="a0" text:anchor-type="as-char" svg:x="0in" svg:y="0in" svg:width="0.55833in" svg:height="0.2in" style:rel-width="scale" style:rel-height="scale"><draw:object xlink:href="Object 1/" xlink:type="simple" xlink:show="embed" xlink:actuate="onLoad"/></draw:frame>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<draw:frame draw:style-name="a1" text:anchor-type="as-char" svg:x="0in" svg:y="0in" svg:width="0.55833in" svg:height="0.2in" style:rel-width="scale" style:rel-height="scale"><draw:object xlink:href="Object 2/" xlink:type="simple" xlink:show="embed" xlink:actuate="onLoad"/></draw:frame></text:p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<draw:frame draw:style-name="a2" text:anchor-type="as-char" svg:x="0in" svg:y="0in" svg:width="0.55833in" svg:height="0.2in" style:rel-width="scale" style:rel-height="scale"><draw:object xlink:href="Object 3/" xlink:type="simple" xlink:show="embed" xlink:actuate="onLoad"/></draw:frame></text:p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</table:table-row>
      </table:table>
      <text:p text:style-name="P358"/>
      <text:p text:style-name="P359">a) Tabla comparativa (errores uniformes):</text:p>
      <table:table table:style-name="Table360">
        <table:table-columns>
          <table:table-column table:style-name="TableColumn361"/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 table:number-rows-spanned="2">
            <text:p text:style-name="P366">Probabilidad de error de bit</text:p>
          </table:table-cell>
          <table:table-cell table:style-name="TableCell367" table:number-columns-spanned="2">
            <text:p text:style-name="P368">Número de errores</text:p>
          </table:table-cell>
          <table:covered-table-cell/>
        </table:table-row>
        <table:table-row table:style-name="TableRow369">
          <table:covered-table-cell>
            <text:p text:style-name="Normal"/>
          </table:covered-table-cell>
          <table:table-cell table:style-name="TableCell370">
            <text:p text:style-name="P371">Sin corrección de errores</text:p>
          </table:table-cell>
          <table:table-cell table:style-name="TableCell372">
            <text:p text:style-name="P373">Con corrección de errores</text:p>
          </table:table-cell>
        </table:table-row>
        <table:table-row table:style-name="TableRow374">
          <table:table-cell table:style-name="TableCell375">
            <text:p text:style-name="P376"><draw:frame draw:style-name="a3" text:anchor-type="as-char" svg:x="0in" svg:y="0in" svg:width="0.34167in" svg:height="0.2in" style:rel-width="scale" style:rel-height="scale"><draw:object xlink:href="Object 4/" xlink:type="simple" xlink:show="embed" xlink:actuate="onLoad"/></draw:frame></text:p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</table:table-row>
        <table:table-row table:style-name="TableRow381">
          <table:table-cell table:style-name="TableCell382">
            <text:p text:style-name="P383"><draw:frame draw:style-name="a4" text:anchor-type="as-char" svg:x="0in" svg:y="0in" svg:width="0.34167in" svg:height="0.2in" style:rel-width="scale" style:rel-height="scale"><draw:object xlink:href="Object 5/" xlink:type="simple" xlink:show="embed" xlink:actuate="onLoad"/></draw:frame></text:p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><draw:frame draw:style-name="a5" text:anchor-type="as-char" svg:x="0in" svg:y="0in" svg:width="0.34167in" svg:height="0.2in" style:rel-width="scale" style:rel-height="scale"><draw:object xlink:href="Object 6/" xlink:type="simple" xlink:show="embed" xlink:actuate="onLoad"/></draw:frame></text:p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</table:table-row>
      </table:table>
      <text:p text:style-name="P395"/>
      <text:p text:style-name="P396">b) Respuesta a las preguntas:</text:p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soft-page-break/>
      <text:h text:style-name="Título1" text:outline-level="1">Ejercicio 5: Análisis de las técnicas de ocultación de errores</text:h>
      <text:p text:style-name="P409"/>
      <text:p text:style-name="P410">a) Respuesta a las preguntas:</text:p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>b) Respuesta a las preguntas:</text:p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>c) Respuesta a las preguntas: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Bitstream Vera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language="gl" fo:country="ES" fo:hyphenate="false"/>
    </style:style>
    <style:style style:name="Fuentedepárrafopredeter." style:display-name="Fuente de párrafo predeter." style:family="text"/>
    <text:list-style style:name="WW_OutlineListStyle_3" style:display-name="WW_OutlineListStyle_3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Liberation Sans" style:font-name-asian="Liberation Sans" style:font-name-complex="Liberation San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Bitstream Vera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_OutlineListStyle_2" style:display-name="WW_OutlineListStyle_2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suffix="." style:num-list-format-name="NLF2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Óscar Olveira Miniño</dc:creator>
    <meta:creation-date>2022-10-18T00:26:00Z</meta:creation-date>
    <dc:date>2024-12-02T11:18:00Z</dc:date>
    <meta:template xlink:href="Normal" xlink:type="simple"/>
    <meta:editing-cycles>28</meta:editing-cycles>
    <meta:editing-duration>PT14760S</meta:editing-duration>
    <meta:document-statistic meta:page-count="5" meta:paragraph-count="6" meta:word-count="532" meta:character-count="3455" meta:row-count="24" meta:non-whitespace-character-count="2929"/>
  </office:meta>
</office:document-meta>
</file>

<file path=Object 1/content.xml><?xml version="1.0" encoding="utf-8"?>
<mml:math xmlns:mml="http://www.w3.org/1998/Math/MathML" xmlns:m="http://schemas.openxmlformats.org/officeDocument/2006/math">
  <mml:mn>2</mml:mn>
  <mml:mo>⋅</mml:mo>
  <mml:msup>
    <mml:mrow>
      <mml:mn>10</mml:mn>
    </mml:mrow>
    <mml:mrow>
      <mml:mo>-</mml:mo>
      <mml:mn>6</mml:mn>
    </mml:mrow>
  </mml:msup>
</mml:math>
</file>

<file path=Object 2/content.xml><?xml version="1.0" encoding="utf-8"?>
<mml:math xmlns:mml="http://www.w3.org/1998/Math/MathML" xmlns:m="http://schemas.openxmlformats.org/officeDocument/2006/math">
  <mml:mn>2</mml:mn>
  <mml:mo>⋅</mml:mo>
  <mml:msup>
    <mml:mrow>
      <mml:mn>10</mml:mn>
    </mml:mrow>
    <mml:mrow>
      <mml:mo>-</mml:mo>
      <mml:mn>5</mml:mn>
    </mml:mrow>
  </mml:msup>
</mml:math>
</file>

<file path=Object 3/content.xml><?xml version="1.0" encoding="utf-8"?>
<mml:math xmlns:mml="http://www.w3.org/1998/Math/MathML" xmlns:m="http://schemas.openxmlformats.org/officeDocument/2006/math">
  <mml:mn>2</mml:mn>
  <mml:mo>⋅</mml:mo>
  <mml:msup>
    <mml:mrow>
      <mml:mn>10</mml:mn>
    </mml:mrow>
    <mml:mrow>
      <mml:mo>-</mml:mo>
      <mml:mn>4</mml:mn>
    </mml:mrow>
  </mml:msup>
</mml:math>
</file>

<file path=Object 4/content.xml><?xml version="1.0" encoding="utf-8"?>
<mml:math xmlns:mml="http://www.w3.org/1998/Math/MathML" xmlns:m="http://schemas.openxmlformats.org/officeDocument/2006/math">
  <mml:msup>
    <mml:mrow>
      <mml:mn>10</mml:mn>
    </mml:mrow>
    <mml:mrow>
      <mml:mo>-</mml:mo>
      <mml:mn>5</mml:mn>
    </mml:mrow>
  </mml:msup>
</mml:math>
</file>

<file path=Object 5/content.xml><?xml version="1.0" encoding="utf-8"?>
<mml:math xmlns:mml="http://www.w3.org/1998/Math/MathML" xmlns:m="http://schemas.openxmlformats.org/officeDocument/2006/math">
  <mml:msup>
    <mml:mrow>
      <mml:mn>10</mml:mn>
    </mml:mrow>
    <mml:mrow>
      <mml:mo>-</mml:mo>
      <mml:mn>4</mml:mn>
    </mml:mrow>
  </mml:msup>
</mml:math>
</file>

<file path=Object 6/content.xml><?xml version="1.0" encoding="utf-8"?>
<mml:math xmlns:mml="http://www.w3.org/1998/Math/MathML" xmlns:m="http://schemas.openxmlformats.org/officeDocument/2006/math">
  <mml:msup>
    <mml:mrow>
      <mml:mn>10</mml:mn>
    </mml:mrow>
    <mml:mrow>
      <mml:mo>-</mml:mo>
      <mml:mn>3</mml:mn>
    </mml:mrow>
  </mml:msup>
</mml:math>
</file>